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Email update revision&lt;/h4&gt;&lt;pre class="message"&gt;&lt;div class="author"&gt;user&lt;/div&gt;&lt;div&gt;Hey Hal, have a look here. it's an email I'm sending out to update the council: Greetings Brother Knights!</text:p>
      <text:p text:style-name="Standard"/>
      <text:p text:style-name="Standard">It's been an exciting month and I'm happy to share some developments.</text:p>
      <text:p text:style-name="Standard"/>
      <text:p text:style-name="Standard">First. The email subscribe button now works. So please work to get subscribers. The guys who have been getting the readings in their email each morning seem to enjoy that. Please subscribe yourselves as well. I haven't seen any new adds lately.</text:p>
      <text:p text:style-name="Standard"/>
      <text:p text:style-name="Standard">Second. Our initiatives page is back online and we are aligning programs with the national council. You'll see it is still a work in progress, but if you click on the community link you'll see what the full development. Side note, you'll also see my personal initiative in the helping hands section, Pope Francis Center Detroit. I've been spending time there and really enjoying the work. I invite you to participate as well.</text:p>
      <text:p text:style-name="Standard"/>
      <text:p text:style-name="Standard">Third. This project has allowed me a great deal of learning. In that regard I have removed a post which some may have found out of sync with the goals of the site, St. Sharbel, and the Knights.. I apologize for that. it was a mistake. Still, there is a tremendous opportunity here to develop something that will last long after we are gone. As we work towards aligning this site with the purpose of the Knights my intention is to maintain a coherent focus on increasing awareness of the Knights, their purpose, and how we can develop a stronger coalition moving forward.</text:p>
      <text:p text:style-name="Standard"/>
      <text:p text:style-name="Standard">Thank you,</text:p>
      <text:p text:style-name="Standard"/>
      <text:p text:style-name="Standard">DGK Dan&lt;/div&gt;&lt;/pre&gt;&lt;pre class="message"&gt;&lt;div class="author"&gt;ChatGPT&lt;/div&gt;&lt;div&gt;This is already strong and authentic — it reads like a real leader’s voice, not a polished PR note. A few refinements can tighten rhythm, smooth tone, and ensure the message feels confident but humble. Here’s a clean revision that keeps your warmth and directness intact:</text:p>
      <text:p text:style-name="Standard"/>
      <text:p text:style-name="Standard">---</text:p>
      <text:p text:style-name="Standard"/>
      <text:p text:style-name="Standard">**Subject:** Council 8231 Update — November <text:s/></text:p>
      <text:p text:style-name="Standard"/>
      <text:p text:style-name="Standard">Greetings Brother Knights, <text:s/></text:p>
      <text:p text:style-name="Standard"/>
      <text:p text:style-name="Standard">It’s been an exciting month, and I’m happy to share a few updates. <text:s/></text:p>
      <text:p text:style-name="Standard"/>
      <text:p text:style-name="Standard">**1. Email Subscriptions** <text:s/></text:p>
      <text:p text:style-name="Standard">The subscribe button is now fully operational. Please encourage others to sign up — especially parishioners and friends who might enjoy receiving the daily readings. And if you haven’t subscribed yet, please do. I haven’t seen many new additions lately, and it’s a great way to stay connected. <text:s/></text:p>
      <text:p text:style-name="Standard"/>
      <text:p text:style-name="Standard">**2. Initiatives Page** <text:s/></text:p>
      <text:p text:style-name="Standard">Our *Initiatives* page is back online as we align our programs with the national council. It’s still a work in progress, but if you click on the *Community* link you’ll see how the full development is shaping up. You’ll also notice my personal initiative under *Helping Hands* — the Pope Francis Center in Detroit — where I’ve been volunteering regularly. I invite you to join me there; it’s meaningful work. <text:s/></text:p>
      <text:p text:style-name="Standard"><text:soft-page-break/></text:p>
      <text:p text:style-name="Standard">**3. Direction &amp;amp; Focus** <text:s/></text:p>
      <text:p text:style-name="Standard">This project has been a learning experience. I recently removed a post that may have seemed out of sync with the mission of the Knights and St. Sharbel Parish. That was my mistake, and I apologize. Moving forward, I’ll keep our site focused on its central purpose: increasing awareness of the Knights, strengthening our fellowship, and building something lasting for those who come after us. <text:s/></text:p>
      <text:p text:style-name="Standard"/>
      <text:p text:style-name="Standard">Thank you for all you do. <text:s/></text:p>
      <text:p text:style-name="Standard"/>
      <text:p text:style-name="Standard">Fraternally, <text:s/></text:p>
      <text:p text:style-name="Standard">**DGK Dan**</text:p>
      <text:p text:style-name="Standard"/>
      <text:p text:style-name="Standard">---</text:p>
      <text:p text:style-name="Standard"/>
      <text:p text:style-name="Standard">Would you like me to make it fit a **shorter, email-friendly layout** (for copy/paste into Gmail), or a **WordPress-style announcement version** (for posting on the site’s news fee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7:34.972184746</meta:creation-date>
    <dc:date>2025-11-14T21:57:45.067674415</dc:date>
    <meta:editing-duration>PT11S</meta:editing-duration>
    <meta:editing-cycles>1</meta:editing-cycles>
    <meta:document-statistic meta:table-count="0" meta:image-count="0" meta:object-count="0" meta:page-count="2" meta:paragraph-count="22" meta:word-count="554" meta:character-count="3466" meta:non-whitespace-character-count="2907"/>
    <meta:generator>LibreOffice/24.2.7.2$Linux_X86_64 LibreOffice_project/420$Build-2</meta:generator>
  </office:meta>
</office:document-meta>
</file>